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72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73cm" fo:min-width="5.533cm"/>
      <style:paragraph-properties style:writing-mode="lr-tb"/>
    </style:style>
    <style:style style:name="gr3" style:family="graphic" style:parent-style-name="standard">
      <style:graphic-properties svg:stroke-color="#a1467e" draw:fill-color="#bf819e" draw:textarea-horizontal-align="justify" draw:textarea-vertical-align="middle" draw:auto-grow-height="false" fo:min-height="1.655cm" fo:min-width="4.262cm"/>
      <style:paragraph-properties style:writing-mode="lr-tb"/>
    </style:style>
    <style:style style:name="gr4" style:family="graphic" style:parent-style-name="standard">
      <style:graphic-properties svg:stroke-color="#069a2e" draw:fill-color="#77bc65" draw:textarea-horizontal-align="justify" draw:textarea-vertical-align="middle" draw:auto-grow-height="false" fo:min-height="1.655cm" fo:min-width="1.405cm"/>
      <style:paragraph-properties style:writing-mode="lr-tb"/>
    </style:style>
    <style:style style:name="gr5" style:family="graphic" style:parent-style-name="standard">
      <style:graphic-properties svg:stroke-color="#ff972f" draw:fill-color="#ffb66c" draw:textarea-horizontal-align="justify" draw:textarea-vertical-align="middle" draw:auto-grow-height="false" fo:min-height="1.655cm" fo:min-width="1.405cm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svg:stroke-color="#000000" draw:fill="none" draw:textarea-vertical-align="top"/>
    </style:style>
    <style:style style:name="gr8" style:family="graphic" style:parent-style-name="standard">
      <style:graphic-properties draw:textarea-horizontal-align="justify" draw:textarea-vertical-align="middle" draw:auto-grow-height="false" fo:min-height="1.338cm" fo:min-width="4.89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512cm" fo:min-width="4.58cm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bottom"/>
    </style:style>
    <style:style style:name="gr11" style:family="graphic" style:parent-style-name="standard">
      <style:graphic-properties svg:stroke-color="#a1467e" draw:fill-color="#bf819e" draw:textarea-horizontal-align="justify" draw:textarea-vertical-align="middle" draw:auto-grow-height="false" fo:min-height="1.655cm" fo:min-width="3.945cm"/>
      <style:paragraph-properties style:writing-mode="lr-tb"/>
    </style:style>
    <style:style style:name="gr12" style:family="graphic" style:parent-style-name="standard">
      <style:graphic-properties svg:stroke-color="#3465a4" draw:fill-color="#729fcf" draw:textarea-horizontal-align="justify" draw:textarea-vertical-align="middle" draw:auto-grow-height="false" fo:min-height="1.02cm" fo:min-width="4.91cm"/>
      <style:paragraph-properties style:writing-mode="lr-tb"/>
    </style:style>
    <style:style style:name="gr13" style:family="graphic" style:parent-style-name="standard">
      <style:graphic-properties svg:stroke-color="#a1467e" draw:fill-color="#bf819e" draw:textarea-horizontal-align="justify" draw:textarea-vertical-align="middle" draw:auto-grow-height="false" fo:min-height="1.655cm" fo:min-width="4.581cm"/>
      <style:paragraph-properties style:writing-mode="lr-tb"/>
    </style:style>
    <style:style style:name="gr14" style:family="graphic" style:parent-style-name="standard">
      <style:graphic-properties svg:stroke-color="#3465a4" draw:fill-color="#729fcf" draw:textarea-horizontal-align="justify" draw:textarea-vertical-align="middle" draw:auto-grow-height="false" fo:min-height="1.02cm" fo:min-width="4.899cm"/>
      <style:paragraph-properties style:writing-mode="lr-tb"/>
    </style:style>
    <style:style style:name="gr15" style:family="graphic" style:parent-style-name="standard" style:list-style-name="L1">
      <style:graphic-properties svg:stroke-color="#a1467e" draw:fill-color="#bf819e" draw:textarea-horizontal-align="justify" draw:textarea-vertical-align="middle" draw:auto-grow-height="false" fo:min-height="1.655cm" fo:min-width="4.58cm"/>
      <style:paragraph-properties style:writing-mode="lr-tb"/>
    </style:style>
    <style:style style:name="gr16" style:family="graphic" style:parent-style-name="standard">
      <style:graphic-properties svg:stroke-color="#127622" draw:fill-color="#77bc65" draw:textarea-horizontal-align="justify" draw:textarea-vertical-align="middle" draw:auto-grow-height="false" fo:min-height="1.655cm" fo:min-width="1.405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78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bf819e"/>
      <style:paragraph-properties fo:text-align="start" style:writing-mode="lr-tb"/>
    </style:style>
    <style:style style:name="P4" style:family="paragraph">
      <loext:graphic-properties draw:fill-color="#77bc65"/>
      <style:paragraph-properties fo:text-align="center" style:writing-mode="lr-tb"/>
    </style:style>
    <style:style style:name="P5" style:family="paragraph">
      <loext:graphic-properties draw:fill-color="#ffb66c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 style:writing-mode="lr-tb"/>
    </style:style>
    <style:style style:name="P8" style:family="paragraph">
      <loext:graphic-properties draw:fill="none"/>
      <style:paragraph-properties fo:margin-top="0.508cm" fo:margin-bottom="0cm" fo:text-align="center" style:writing-mode="lr-tb"/>
    </style:style>
    <style:style style:name="P9" style:family="paragraph">
      <loext:graphic-properties draw:fill-color="#729fcf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-color="#bf819e"/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top="0.42cm" fo:margin-bottom="0.35cm" fo:text-align="center"/>
    </style:style>
    <style:style style:name="P13" style:family="paragraph">
      <loext:graphic-properties draw:fill="none"/>
      <style:paragraph-properties fo:margin-top="0.42cm" fo:margin-bottom="0.35cm" fo:text-align="center" style:writing-mode="lr-tb"/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223cm" svg:height="1.27cm" svg:x="13.382cm" svg:y="1.57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033cm" svg:height="2.223cm" svg:x="7.654cm" svg:y="4.127cm">
          <text:p text:style-name="P2"><text:span text:style-name="T1">condition</text:span> L_break</text:p>
          <text:p text:style-name="P2"><text:span text:style-name="T1">body</text:span></text:p>
          <text:p text:style-name="P2"><text:span text:style-name="T2">L_break: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762cm" svg:height="1.905cm" svg:x="4.21cm" svg:y="8.62cm">
          <text:p text:style-name="P2"><text:span text:style-name="T2">cmp</text:span> <text:span text:style-name="T1">left</text:span>, <text:span text:style-name="T1">right</text:span></text:p>
          <text:p text:style-name="P2"><text:span text:style-name="T2">j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.905cm" svg:height="1.905cm" svg:x="3.505cm" svg:y="12.112cm">
          <text:p text:style-name="P1">eax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1.905cm" svg:height="1.905cm" svg:x="7.632cm" svg:y="12.112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0.67cm" svg:y1="4.127cm" svg:x2="14.493cm" svg:y2="2.84cm" draw:start-shape="id1" draw:start-glue-point="0" draw:end-shape="id2" draw:end-glue-point="2" svg:d="M10670 4127l3823-1287" svg:viewBox="0 0 3824 1288">
          <text:p/>
        </draw:connector>
        <draw:connector draw:style-name="gr6" draw:text-style-name="P6" draw:layer="layout" draw:type="line" svg:x1="18.39cm" svg:y1="4.427cm" svg:x2="14.493cm" svg:y2="2.84cm" draw:start-shape="id3" draw:start-glue-point="0" draw:end-shape="id2" draw:end-glue-point="2" svg:d="M18390 4427l-3897-1587" svg:viewBox="0 0 3898 1588">
          <text:p/>
        </draw:connector>
        <draw:connector draw:style-name="gr7" draw:text-style-name="P7" draw:layer="layout" draw:type="line" svg:x1="6.591cm" svg:y1="8.62cm" svg:x2="10.67cm" svg:y2="6.35cm" draw:start-shape="id4" draw:start-glue-point="0" draw:end-shape="id1" draw:end-glue-point="2" svg:d="M6591 8620l4079-2270" svg:viewBox="0 0 4080 2271">
          <text:p/>
        </draw:connector>
        <draw:connector draw:style-name="gr6" draw:text-style-name="P6" draw:layer="layout" draw:type="line" svg:x1="4.457cm" svg:y1="12.112cm" svg:x2="6.591cm" svg:y2="10.525cm" draw:start-shape="id5" draw:start-glue-point="0" draw:end-shape="id4" draw:end-glue-point="2" svg:d="M4457 12112l2134-1587" svg:viewBox="0 0 2135 1588">
          <text:p/>
        </draw:connector>
        <draw:connector draw:style-name="gr6" draw:text-style-name="P6" draw:layer="layout" draw:type="line" svg:x1="8.584cm" svg:y1="12.112cm" svg:x2="6.591cm" svg:y2="10.525cm" draw:start-shape="id6" draw:start-glue-point="0" draw:end-shape="id4" draw:end-glue-point="2" svg:d="M8584 12112l-1993-1587" svg:viewBox="0 0 1994 1588">
          <text:p/>
        </draw:connector>
        <draw:custom-shape draw:style-name="gr8" draw:text-style-name="P2" xml:id="id3" draw:id="id3" draw:layer="layout" svg:width="5.399cm" svg:height="1.588cm" svg:x="15.691cm" svg:y="4.427cm">
          <text:p text:style-name="P2"><text:span text:style-name="T2">mov</text:span> eax, <text:span text:style-name="T1">value</text:span></text:p>
          <text:p text:style-name="P2"><text:span text:style-name="T2">r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1.905cm" svg:height="1.905cm" svg:x="17.473cm" svg:y="8.237cm">
          <text:p text:style-name="P1">ebx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8.39cm" svg:y1="6.015cm" svg:x2="18.425cm" svg:y2="8.237cm" draw:start-shape="id3" draw:start-glue-point="2" draw:end-shape="id7" draw:end-glue-point="0" svg:d="M18390 6015l35 2222" svg:viewBox="0 0 36 2223">
          <text:p/>
        </draw:connector>
        <draw:custom-shape draw:style-name="gr9" draw:text-style-name="P2" xml:id="id8" draw:id="id8" draw:layer="layout" svg:width="5.08cm" svg:height="4.762cm" svg:x="12.43cm" svg:y="11.795cm">
          <text:p text:style-name="P2"><text:span text:style-name="T1">condition</text:span> L_else</text:p>
          <text:p text:style-name="P2"><text:span text:style-name="T1">if</text:span></text:p>
          <text:p text:style-name="P2"><text:span text:style-name="T2">jmp</text:span> L_end</text:p>
          <text:p text:style-name="P2"><text:span text:style-name="T2">L_else:</text:span></text:p>
          <text:p text:style-name="P2"><text:span text:style-name="T1">else</text:span></text:p>
          <text:p text:style-name="P2"><text:span text:style-name="T2">L_end: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10.67cm" svg:y1="6.35cm" svg:x2="14.97cm" svg:y2="11.795cm" draw:start-shape="id1" draw:start-glue-point="2" draw:end-shape="id8" draw:end-glue-point="0" svg:d="M10670 6350l4300 5445" svg:viewBox="0 0 4301 5446">
          <text:p/>
        </draw:connector>
        <draw:custom-shape draw:style-name="gr11" draw:text-style-name="P3" xml:id="id9" draw:id="id9" draw:layer="layout" svg:width="4.445cm" svg:height="1.905cm" svg:x="3.316cm" svg:y="20.685cm">
          <text:p text:style-name="P2"><text:span text:style-name="T2">cmp</text:span> <text:span text:style-name="T1">left</text:span>, <text:span text:style-name="T1">right</text:span></text:p>
          <text:p text:style-name="P2"><text:span text:style-name="T2">jl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5.538cm" svg:y1="20.685cm" svg:x2="14.97cm" svg:y2="16.557cm" draw:start-shape="id9" draw:start-glue-point="0" svg:d="M5538 20685l9432-4128" svg:viewBox="0 0 9433 4129">
          <text:p/>
        </draw:connector>
        <draw:connector draw:style-name="gr6" draw:text-style-name="P6" draw:layer="layout" draw:type="line" svg:x1="14.964cm" svg:y1="21.002cm" svg:x2="14.97cm" svg:y2="16.557cm" draw:start-shape="id10" draw:start-glue-point="0" svg:d="M14964 21002l6-4445" svg:viewBox="0 0 7 4446">
          <text:p/>
        </draw:connector>
        <draw:connector draw:style-name="gr6" draw:text-style-name="P6" draw:layer="layout" draw:type="line" svg:x1="25.064cm" svg:y1="21.002cm" svg:x2="14.97cm" svg:y2="16.557cm" draw:start-shape="id11" draw:start-glue-point="0" svg:d="M25064 21002l-10094-4445" svg:viewBox="0 0 10095 4446">
          <text:p/>
        </draw:connector>
        <draw:custom-shape draw:style-name="gr4" draw:text-style-name="P4" xml:id="id20" draw:id="id20" draw:layer="layout" svg:width="1.905cm" svg:height="1.905cm" svg:x="2.929cm" svg:y="24.177cm">
          <text:p text:style-name="P1">eax</text:p>
          <draw:enhanced-geometry svg:viewBox="0 0 21600 21600" draw:type="rectangle" draw:enhanced-path="M 0 0 L 21600 0 21600 21600 0 21600 0 0 Z N"/>
        </draw:custom-shape>
        <draw:custom-shape draw:style-name="gr4" draw:text-style-name="P4" xml:id="id21" draw:id="id21" draw:layer="layout" svg:width="1.905cm" svg:height="1.905cm" svg:x="6.421cm" svg:y="24.177cm">
          <text:p text:style-name="P1">ebx</text:p>
          <draw:enhanced-geometry svg:viewBox="0 0 21600 21600" draw:type="rectangle" draw:enhanced-path="M 0 0 L 21600 0 21600 21600 0 21600 0 0 Z N"/>
        </draw:custom-shape>
        <draw:custom-shape draw:style-name="gr12" draw:text-style-name="P9" xml:id="id10" draw:id="id10" draw:layer="layout" svg:width="5.41cm" svg:height="1.27cm" svg:x="12.259cm" svg:y="21.002cm">
          <text:p text:style-name="P1"><text:span text:style-name="T2">mov</text:span> <text:span text:style-name="T1">left</text:span>, <text:span text:style-name="T1">r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1.905cm" svg:height="1.905cm" svg:x="12.006cm" svg:y="24.176cm">
          <text:p text:style-name="P1">ea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13" draw:id="id13" draw:layer="layout" svg:width="5.081cm" svg:height="1.905cm" svg:x="14.128cm" svg:y="24.176cm">
          <text:p text:style-name="P2"><text:span text:style-name="T2">mov</text:span> edx, <text:span text:style-name="T1">left</text:span></text:p>
          <text:p text:style-name="P2"><text:span text:style-name="T2">sub</text:span> edx, <text:span text:style-name="T1">r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4" draw:id="id14" draw:layer="layout" svg:width="1.905cm" svg:height="1.905cm" svg:x="14.041cm" svg:y="28.621cm">
          <text:p text:style-name="P1">eax</text:p>
          <draw:enhanced-geometry svg:viewBox="0 0 21600 21600" draw:type="rectangle" draw:enhanced-path="M 0 0 L 21600 0 21600 21600 0 21600 0 0 Z N"/>
        </draw:custom-shape>
        <draw:custom-shape draw:style-name="gr4" draw:text-style-name="P4" xml:id="id15" draw:id="id15" draw:layer="layout" svg:width="1.905cm" svg:height="1.905cm" svg:x="17.533cm" svg:y="28.621cm">
          <text:p text:style-name="P1">ebx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2.958cm" svg:y1="24.176cm" svg:x2="14.964cm" svg:y2="22.272cm" draw:start-shape="id12" draw:start-glue-point="0" draw:end-shape="id10" draw:end-glue-point="2" svg:d="M12958 24176l2006-1904" svg:viewBox="0 0 2007 1905">
          <text:p/>
        </draw:connector>
        <draw:connector draw:style-name="gr6" draw:text-style-name="P6" draw:layer="layout" draw:type="line" svg:x1="14.964cm" svg:y1="22.272cm" svg:x2="16.668cm" svg:y2="24.176cm" draw:start-shape="id10" draw:start-glue-point="2" draw:end-shape="id13" draw:end-glue-point="0" svg:d="M14964 22272l1704 1904" svg:viewBox="0 0 1705 1905">
          <text:p/>
        </draw:connector>
        <draw:connector draw:style-name="gr6" draw:text-style-name="P6" draw:layer="layout" draw:type="line" svg:x1="16.668cm" svg:y1="26.081cm" svg:x2="14.993cm" svg:y2="28.621cm" draw:start-shape="id13" draw:start-glue-point="2" draw:end-shape="id14" draw:end-glue-point="0" svg:d="M16668 26081l-1675 2540" svg:viewBox="0 0 1676 2541">
          <text:p/>
        </draw:connector>
        <draw:connector draw:style-name="gr6" draw:text-style-name="P6" draw:layer="layout" draw:type="line" svg:x1="16.668cm" svg:y1="26.081cm" svg:x2="18.485cm" svg:y2="28.621cm" draw:start-shape="id13" draw:start-glue-point="2" draw:end-shape="id15" draw:end-glue-point="0" svg:d="M16668 26081l1817 2540" svg:viewBox="0 0 1818 2541">
          <text:p/>
        </draw:connector>
        <draw:custom-shape draw:style-name="gr14" draw:text-style-name="P9" xml:id="id11" draw:id="id11" draw:layer="layout" svg:width="5.399cm" svg:height="1.27cm" svg:x="22.365cm" svg:y="21.002cm">
          <text:p text:style-name="P1"><text:span text:style-name="T2">mov</text:span> <text:span text:style-name="T1">left</text:span>, <text:span text:style-name="T3">r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6" draw:id="id16" draw:layer="layout" svg:width="1.905cm" svg:height="1.905cm" svg:x="22.096cm" svg:y="24.178cm">
          <text:p text:style-name="P1">eax</text:p>
          <draw:enhanced-geometry svg:viewBox="0 0 21600 21600" draw:type="rectangle" draw:enhanced-path="M 0 0 L 21600 0 21600 21600 0 21600 0 0 Z N"/>
        </draw:custom-shape>
        <draw:custom-shape draw:style-name="gr15" draw:text-style-name="P11" xml:id="id17" draw:id="id17" draw:layer="layout" svg:width="5.08cm" svg:height="1.905cm" svg:x="24.288cm" svg:y="24.178cm">
          <text:p text:style-name="P10"><text:span text:style-name="T2">mov</text:span> edx, <text:span text:style-name="T1">left</text:span></text:p>
          <text:p text:style-name="P10"><text:span text:style-name="T2">sub</text:span> edx, <text:span text:style-name="T1">right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8" draw:id="id18" draw:layer="layout" svg:width="1.905cm" svg:height="1.905cm" svg:x="24.201cm" svg:y="28.623cm">
          <text:p text:style-name="P1">ea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9" draw:id="id19" draw:layer="layout" svg:width="1.905cm" svg:height="1.905cm" svg:x="27.493cm" svg:y="28.623cm">
          <text:p text:style-name="P1">ebx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23.048cm" svg:y1="24.178cm" svg:x2="25.064cm" svg:y2="22.272cm" draw:start-shape="id16" draw:start-glue-point="0" draw:end-shape="id11" draw:end-glue-point="2" svg:d="M23048 24178l2016-1906" svg:viewBox="0 0 2017 1907">
          <text:p/>
        </draw:connector>
        <draw:connector draw:style-name="gr6" draw:text-style-name="P6" draw:layer="layout" draw:type="line" svg:x1="25.064cm" svg:y1="22.272cm" svg:x2="26.828cm" svg:y2="24.178cm" draw:start-shape="id11" draw:start-glue-point="2" draw:end-shape="id17" draw:end-glue-point="0" svg:d="M25064 22272l1764 1906" svg:viewBox="0 0 1765 1907">
          <text:p/>
        </draw:connector>
        <draw:connector draw:style-name="gr6" draw:text-style-name="P6" draw:layer="layout" draw:type="line" svg:x1="26.828cm" svg:y1="26.083cm" svg:x2="25.153cm" svg:y2="28.623cm" draw:start-shape="id17" draw:start-glue-point="2" draw:end-shape="id18" draw:end-glue-point="0" svg:d="M26828 26083l-1675 2540" svg:viewBox="0 0 1676 2541">
          <text:p/>
        </draw:connector>
        <draw:connector draw:style-name="gr6" draw:text-style-name="P6" draw:layer="layout" draw:type="line" svg:x1="26.828cm" svg:y1="26.083cm" svg:x2="28.445cm" svg:y2="28.623cm" draw:start-shape="id17" draw:start-glue-point="2" draw:end-shape="id19" draw:end-glue-point="0" svg:d="M26828 26083l1617 2540" svg:viewBox="0 0 1618 2541">
          <text:p/>
        </draw:connector>
        <draw:connector draw:style-name="gr6" draw:text-style-name="P6" draw:layer="layout" draw:type="line" svg:x1="3.881cm" svg:y1="24.177cm" svg:x2="5.538cm" svg:y2="22.59cm" draw:start-shape="id20" draw:start-glue-point="0" draw:end-shape="id9" draw:end-glue-point="2" svg:d="M3881 24177l1657-1587" svg:viewBox="0 0 1658 1588">
          <text:p/>
        </draw:connector>
        <draw:connector draw:style-name="gr6" draw:text-style-name="P6" draw:layer="layout" draw:type="line" svg:x1="7.373cm" svg:y1="24.177cm" svg:x2="5.538cm" svg:y2="22.59cm" draw:start-shape="id21" draw:start-glue-point="0" draw:end-shape="id9" draw:end-glue-point="2" svg:d="M7373 24177l-1835-1587" svg:viewBox="0 0 1836 1588">
          <text:p/>
        </draw:connector>
        <draw:frame draw:style-name="gr17" draw:text-style-name="P13" draw:layer="layout" svg:width="4.579cm" svg:height="1.038cm" draw:transform="rotate (-0.890117918517109) translate (12.577cm 7.248cm)">
          <draw:text-box>
            <text:p text:style-name="P12"><text:span text:style-name="T4">body</text:span></text:p>
          </draw:text-box>
        </draw:frame>
        <draw:frame draw:style-name="gr17" draw:text-style-name="P13" draw:layer="layout" svg:width="4.579cm" svg:height="1.038cm" draw:transform="rotate (0.506145483078356) translate (5.74cm 8.161cm)">
          <draw:text-box>
            <text:p text:style-name="P12"><text:span text:style-name="T4">condition</text:span></text:p>
          </draw:text-box>
        </draw:frame>
        <draw:frame draw:style-name="gr17" draw:text-style-name="P13" draw:layer="layout" svg:width="4.579cm" svg:height="1.038cm" draw:transform="rotate (-1.5707963267949) translate (19.415cm 4.745cm)">
          <draw:text-box>
            <text:p text:style-name="P12"><text:span text:style-name="T4">value</text:span></text:p>
          </draw:text-box>
        </draw:frame>
        <draw:frame draw:style-name="gr17" draw:text-style-name="P13" draw:layer="layout" svg:width="4.579cm" svg:height="1.038cm" draw:transform="rotate (0.418879020478639) translate (7.292cm 19.059cm)">
          <draw:text-box>
            <text:p text:style-name="P12"><text:span text:style-name="T4">condition</text:span></text:p>
          </draw:text-box>
        </draw:frame>
        <draw:frame draw:style-name="gr17" draw:text-style-name="P13" draw:layer="layout" svg:width="4.579cm" svg:height="1.038cm" draw:transform="rotate (-1.5707963267949) translate (15.922cm 16.81cm)">
          <draw:text-box>
            <text:p text:style-name="P12"><text:span text:style-name="T4">if</text:span></text:p>
          </draw:text-box>
        </draw:frame>
        <draw:frame draw:style-name="gr17" draw:text-style-name="P13" draw:layer="layout" svg:width="4.579cm" svg:height="1.038cm" draw:transform="rotate (-0.401425727958696) translate (17.95cm 17.013cm)">
          <draw:text-box>
            <text:p text:style-name="P12"><text:span text:style-name="T4">else</text:span></text:p>
          </draw:text-box>
        </draw:frame>
        <draw:frame draw:style-name="gr17" draw:text-style-name="P13" draw:layer="layout" svg:width="4.579cm" svg:height="1.038cm" draw:transform="rotate (0.785398163397448) translate (2.27cm 24.653cm)">
          <draw:text-box>
            <text:p text:style-name="P12"><text:span text:style-name="T4">left</text:span></text:p>
          </draw:text-box>
        </draw:frame>
        <draw:frame draw:style-name="gr17" draw:text-style-name="P13" draw:layer="layout" svg:width="4.579cm" svg:height="1.038cm" draw:transform="rotate (-0.785398163397449) translate (5.876cm 21.42cm)">
          <draw:text-box>
            <text:p text:style-name="P12"><text:span text:style-name="T4">right</text:span></text:p>
          </draw:text-box>
        </draw:frame>
        <draw:frame draw:style-name="gr17" draw:text-style-name="P13" draw:layer="layout" svg:width="4.579cm" svg:height="1.038cm" draw:transform="rotate (0.785398163397448) translate (11.577cm 24.491cm)">
          <draw:text-box>
            <text:p text:style-name="P12"><text:span text:style-name="T4">left</text:span></text:p>
          </draw:text-box>
        </draw:frame>
        <draw:frame draw:style-name="gr17" draw:text-style-name="P13" draw:layer="layout" svg:width="4.579cm" svg:height="1.038cm" draw:transform="rotate (-0.872664625997165) translate (15.361cm 21.156cm)">
          <draw:text-box>
            <text:p text:style-name="P12"><text:span text:style-name="T4">right</text:span></text:p>
          </draw:text-box>
        </draw:frame>
        <draw:frame draw:style-name="gr17" draw:text-style-name="P13" draw:layer="layout" svg:width="4.579cm" svg:height="1.038cm" draw:transform="rotate (0.785398163397448) translate (21.752cm 24.396cm)">
          <draw:text-box>
            <text:p text:style-name="P12"><text:span text:style-name="T4">left</text:span></text:p>
          </draw:text-box>
        </draw:frame>
        <draw:frame draw:style-name="gr17" draw:text-style-name="P13" draw:layer="layout" svg:width="4.579cm" svg:height="1.038cm" draw:transform="rotate (-0.837758040957278) translate (25.449cm 21.257cm)">
          <draw:text-box>
            <text:p text:style-name="P12"><text:span text:style-name="T4">right</text:span></text:p>
          </draw:text-box>
        </draw:frame>
        <draw:frame draw:style-name="gr17" draw:text-style-name="P13" draw:layer="layout" svg:width="4.579cm" svg:height="1.038cm" draw:transform="rotate (0.907571211037051) translate (23.707cm 28.973cm)">
          <draw:text-box>
            <text:p text:style-name="P12"><text:span text:style-name="T4">left</text:span></text:p>
          </draw:text-box>
        </draw:frame>
        <draw:frame draw:style-name="gr17" draw:text-style-name="P13" draw:layer="layout" svg:width="4.579cm" svg:height="1.038cm" draw:transform="rotate (-0.977384381116824) translate (27.394cm 25.181cm)">
          <draw:text-box>
            <text:p text:style-name="P12"><text:span text:style-name="T4">right</text:span></text:p>
          </draw:text-box>
        </draw:frame>
        <draw:frame draw:style-name="gr17" draw:text-style-name="P13" draw:layer="layout" svg:width="4.579cm" svg:height="1.038cm" draw:transform="rotate (0.977384381116825) translate (13.693cm 29.059cm)">
          <draw:text-box>
            <text:p text:style-name="P12"><text:span text:style-name="T4">left</text:span></text:p>
          </draw:text-box>
        </draw:frame>
        <draw:frame draw:style-name="gr17" draw:text-style-name="P13" draw:layer="layout" svg:width="4.579cm" svg:height="1.038cm" draw:transform="rotate (-0.942477796076938) translate (17.198cm 25.177cm)">
          <draw:text-box>
            <text:p text:style-name="P12"><text:span text:style-name="T4">right</text:span></text:p>
          </draw:text-box>
        </draw:frame>
        <draw:frame draw:style-name="gr17" draw:text-style-name="P13" draw:layer="layout" svg:width="4.579cm" svg:height="1.038cm" draw:transform="rotate (0.680678408277789) translate (2.844cm 12.397cm)">
          <draw:text-box>
            <text:p text:style-name="P12"><text:span text:style-name="T4">left</text:span></text:p>
          </draw:text-box>
        </draw:frame>
        <draw:frame draw:style-name="gr17" draw:text-style-name="P13" draw:layer="layout" svg:width="4.579cm" svg:height="1.038cm" draw:transform="rotate (-0.645771823237902) translate (6.805cm 9.571cm)">
          <draw:text-box>
            <text:p text:style-name="P12"><text:span text:style-name="T4">righ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7:10:55.404422613</meta:creation-date>
    <meta:generator>LibreOffice/7.4.7.2$Linux_X86_64 LibreOffice_project/40$Build-2</meta:generator>
    <dc:date>2024-09-28T12:12:41.486584674</dc:date>
    <meta:editing-duration>PT1H6M41S</meta:editing-duration>
    <meta:editing-cycles>172</meta:editing-cycles>
    <meta:document-statistic meta:object-count="59"/>
  </office:meta>
</office:document-meta>
</file>